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5cm"/>
    </style:style>
    <style:style style:name="co2" style:family="table-column">
      <style:table-column-properties fo:break-before="auto" style:column-width="2.27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111cm"/>
    </style:style>
    <style:style style:name="co5" style:family="table-column">
      <style:table-column-properties fo:break-before="auto" style:column-width="1.032cm"/>
    </style:style>
    <style:style style:name="co6" style:family="table-column">
      <style:table-column-properties fo:break-before="auto" style:column-width="0.847cm"/>
    </style:style>
    <style:style style:name="co7" style:family="table-column">
      <style:table-column-properties fo:break-before="auto" style:column-width="0.794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93cm"/>
    </style:style>
    <style:style style:name="co10" style:family="table-column">
      <style:table-column-properties fo:break-before="auto" style:column-width="0.714cm"/>
    </style:style>
    <style:style style:name="co11" style:family="table-column">
      <style:table-column-properties fo:break-before="auto" style:column-width="3.175cm"/>
    </style:style>
    <style:style style:name="ro1" style:family="table-row">
      <style:table-row-properties style:row-height="0.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</style:style>
    <style:style style:name="ce11" style:family="table-cell" style:parent-style-name="Default" style:data-style-name="N0"/>
    <style:style style:name="ce12" style:family="table-cell" style:parent-style-name="Default" style:data-style-name="N1">
      <style:table-cell-properties fo:border-bottom="0.002cm solid #3c3c3c" fo:border-left="0.002cm solid #3c3c3c" fo:border-right="none" fo:border-top="0.002cm solid #3c3c3c"/>
    </style:style>
    <style:style style:name="ce13" style:family="table-cell" style:parent-style-name="Default" style:data-style-name="N1">
      <style:table-cell-properties fo:border="0.002cm solid #3c3c3c" style:vertical-align="automatic"/>
    </style:style>
    <style:style style:name="ce14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none" style:text-align-source="fix" style:repeat-content="false" fo:border-left="0.002cm solid #3c3c3c" fo:border-right="0.002cm solid #3c3c3c" fo:border-top="0.002cm solid #3c3c3c" style:vertical-align="automatic"/>
      <style:paragraph-properties fo:text-align="center"/>
    </style:style>
    <style:style style:name="ce17" style:family="table-cell" style:parent-style-name="Default" style:data-style-name="N0">
      <style:table-cell-properties fo:border-bottom="0.002cm solid #3c3c3c" fo:border-left="0.002cm solid #3c3c3c" fo:border-right="none" fo:border-top="0.002cm solid #3c3c3c"/>
    </style:style>
    <style:style style:name="ce18" style:family="table-cell" style:parent-style-name="Default" style:data-style-name="N0">
      <style:table-cell-properties style:vertical-align="middle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02cm solid #3c3c3c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order-bottom="0.002cm solid #3c3c3c" fo:background-color="transparent" fo:border-left="0.002cm solid #3c3c3c" fo:border-right="0.002cm solid #000000" fo:border-top="0.002cm solid #3c3c3c"/>
    </style:style>
    <style:style style:name="ce21" style:family="table-cell" style:parent-style-name="Default" style:data-style-name="N0">
      <style:table-cell-properties fo:background-color="transparent" fo:border="0.002cm solid #3c3c3c"/>
    </style:style>
    <style:style style:name="ce2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24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5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26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7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" style:family="table-cell" style:parent-style-name="Default" style:data-style-name="N0">
      <style:text-properties style:font-name="Arial2" fo:font-size="8pt" style:font-name-asian="Arial1" style:font-size-asian="8pt" style:font-name-complex="Arial1" style:font-size-complex="8pt"/>
    </style:style>
    <style:style style:name="ce4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start" fo:margin-left="0cm"/>
      <style:text-properties style:font-name="Arial1" fo:font-size="8pt" style:font-name-asian="Arial1" style:font-size-asian="8pt" style:font-name-complex="Arial1" style:font-size-complex="8pt"/>
    </style:style>
    <style:style style:name="ce5" style:family="table-cell" style:parent-style-name="Default" style:data-style-name="N0">
      <style:table-cell-properties style:text-align-source="fix" style:repeat-content="false" fo:border="0.002cm solid #3c3c3c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6" style:family="table-cell" style:parent-style-name="Default" style:data-style-name="N0">
      <style:table-cell-properties style:vertical-align="automatic"/>
      <style:text-properties style:font-name="Arial2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8pt" style:font-name-asian="Arial1" style:font-size-asian="8pt" style:font-name-complex="Arial1" style:font-size-complex="8pt"/>
    </style:style>
    <style:style style:name="ce8" style:family="table-cell" style:parent-style-name="Default" style:data-style-name="N0">
      <style:table-cell-properties style:vertical-align="automatic"/>
      <style:text-properties style:font-name="Arial2" fo:font-size="8pt" style:font-name-asian="Arial1" style:font-size-asian="8pt" style:font-name-complex="Arial1" style:font-size-complex="8pt"/>
    </style:style>
    <style:style style:name="ce9" style:family="table-cell" style:parent-style-name="Default" style:data-style-name="N0">
      <style:table-cell-properties fo:border-bottom="0.002cm solid #3c3c3c" style:text-align-source="fix" style:repeat-content="false" fo:border-left="0.002cm solid #3c3c3c" fo:border-right="none" fo:border-top="0.002cm solid #3c3c3c" style:vertical-align="automatic"/>
      <style:paragraph-properties fo:text-align="center"/>
    </style:style>
    <style:style style:name="ce28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29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0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31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3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3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2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3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4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5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6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7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  <style:style style:name="ce48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map style:condition="cell-content()&lt;=4.99" style:apply-style-name="cf1" style:base-cell-address="1º_bim.A1"/>
    </style:style>
    <style:style style:name="ce49" style:family="table-cell" style:parent-style-name="Default" style:data-style-name="N1">
      <style:table-cell-properties fo:border-bottom="0.002cm solid #3c3c3c" fo:border-left="0.002cm solid #3c3c3c" fo:border-right="none" fo:border-top="0.002cm solid #3c3c3c"/>
      <style:text-properties style:font-name="Arial1" fo:font-size="10pt" style:font-name-asian="Arial1" style:font-size-asian="10pt" style:font-name-complex="Arial1" style:font-size-complex="10pt"/>
      <style:map style:condition="cell-content()&lt;=4.99" style:apply-style-name="cf1" style:base-cell-address="1º_bim.A1"/>
    </style:style>
  </office:automatic-styles>
  <office:body>
    <office:spreadsheet>
      <table:calculation-settings table:case-sensitive="false" table:search-criteria-must-apply-to-whole-cell="false"/>
      <table:table table:name="1º_bi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8" table:number-columns-repeated="2" table:default-cell-style-name="ce1"/>
        <table:table-column table:style-name="co11" table:default-cell-style-name="ce1"/>
        <table:table-column table:style-name="co8" table:number-columns-repeated="988" table:default-cell-style-name="ce1"/>
        <table:table-row table:style-name="ro1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98"/>
        </table:table-row>
        <table:table-row table:style-name="ro1">
          <table:table-cell table:style-name="ce3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number-columns-repeated="988"/>
        </table:table-row>
        <table:table-row table:style-name="ro1"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400-BIOLOGIA</text:p>
          </table:table-cell>
          <table:covered-table-cell/>
          <table:table-cell table:number-columns-repeated="988"/>
        </table:table-row>
        <table:table-row table:style-name="ro1"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B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C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D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8ºA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8º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1ºA</text:p>
          </table:table-cell>
          <table:covered-table-cell/>
          <table:table-cell table:number-columns-repeated="988"/>
        </table:table-row>
        <table:table-row table:style-name="ro1">
          <table:table-cell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 table:number-columns-repeated="988"/>
        </table:table-row>
        <table:table-row table:style-name="ro1"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">
            <text:p>1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1">
            <text:p>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19">
            <text:p>19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">
            <text:p>1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">
            <text:p>2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4">
            <text:p>4</text:p>
          </table:table-cell>
          <table:table-cell table:style-name="ce14"/>
          <table:table-cell table:style-name="ce10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2">
            <text:p>2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">
            <text:p>3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0" office:value-type="float" office:value="3">
            <text:p>3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3">
            <text:p>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">
            <text:p>4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 table:style-name="ce14"/>
          <table:table-cell table:style-name="ce10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5">
            <text:p>45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39">
            <text:p>39</text:p>
          </table:table-cell>
          <table:table-cell/>
          <table:table-cell table:style-name="ce10" office:value-type="float" office:value="4">
            <text:p>4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5">
            <text:p>5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13">
            <text:p>13</text:p>
          </table:table-cell>
          <table:table-cell table:style-name="ce14"/>
          <table:table-cell table:style-name="ce10" office:value-type="float" office:value="5">
            <text:p>5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11">
            <text:p>11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16">
            <text:p>16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0">
            <text:p>10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5">
            <text:p>5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6">
            <text:p>6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style-name="ce10" office:value-type="float" office:value="6">
            <text:p>6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6">
            <text:p>6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7">
            <text:p>7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0" office:value-type="float" office:value="7">
            <text:p>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12">
            <text:p>12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11">
            <text:p>11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7">
            <text:p>7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8">
            <text:p>8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style-name="ce10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3">
            <text:p>13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8">
            <text:p>8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9">
            <text:p>9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0" office:value-type="float" office:value="9">
            <text:p>9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9">
            <text:p>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0">
            <text:p>10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20">
            <text:p>20</text:p>
          </table:table-cell>
          <table:table-cell table:style-name="ce14"/>
          <table:table-cell table:style-name="ce10" office:value-type="float" office:value="10">
            <text:p>10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string">
            <text:p>ab</text:p>
          </table:table-cell>
          <table:table-cell table:style-name="ce13" office:value-type="string">
            <text:p>ab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0">
            <text:p>10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1">
            <text:p>11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12">
            <text:p>12</text:p>
          </table:table-cell>
          <table:table-cell table:style-name="ce14"/>
          <table:table-cell table:style-name="ce10" office:value-type="float" office:value="11">
            <text:p>1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8">
            <text:p>18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1">
            <text:p>11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2">
            <text:p>12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3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 table:style-name="ce14"/>
          <table:table-cell table:style-name="ce10" office:value-type="float" office:value="12">
            <text:p>12</text:p>
          </table:table-cell>
          <table:table-cell table:style-name="ce43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5">
            <text:p>45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2">
            <text:p>12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3">
            <text:p>13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style-name="ce10" office:value-type="float" office:value="13">
            <text:p>13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9">
            <text:p>19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3">
            <text:p>1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4">
            <text:p>14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9">
            <text:p>9</text:p>
          </table:table-cell>
          <table:table-cell table:style-name="ce14"/>
          <table:table-cell table:style-name="ce10" office:value-type="float" office:value="14">
            <text:p>14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4">
            <text:p>1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5">
            <text:p>15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0" office:value-type="float" office:value="15">
            <text:p>1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5">
            <text:p>1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6">
            <text:p>16</text:p>
          </table:table-cell>
          <table:table-cell table:style-name="ce43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3" office:value-type="float" office:value="7">
            <text:p>7</text:p>
          </table:table-cell>
          <table:table-cell table:style-name="ce13" office:value-type="float" office:value="12">
            <text:p>12</text:p>
          </table:table-cell>
          <table:table-cell table:style-name="ce14"/>
          <table:table-cell table:style-name="ce10" office:value-type="float" office:value="16">
            <text:p>16</text:p>
          </table:table-cell>
          <table:table-cell table:style-name="ce4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6">
            <text:p>16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6">
            <text:p>16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16">
            <text:p>16</text:p>
          </table:table-cell>
          <table:table-cell table:style-name="ce43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6">
            <text:p>16</text:p>
          </table:table-cell>
          <table:table-cell table:style-name="ce43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6">
            <text:p>16</text:p>
          </table:table-cell>
          <table:table-cell table:style-name="ce43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6">
            <text:p>16</text:p>
          </table:table-cell>
          <table:table-cell table:style-name="ce43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7">
            <text:p>17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17">
            <text:p>17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5">
            <text:p>45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string">
            <text:p>ab</text:p>
          </table:table-cell>
          <table:table-cell table:style-name="ce13" office:value-type="string">
            <text:p>ab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17">
            <text:p>1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8">
            <text:p>18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0" office:value-type="float" office:value="18">
            <text:p>18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15">
            <text:p>15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2">
            <text:p>12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5">
            <text:p>45</text:p>
          </table:table-cell>
          <table:table-cell/>
          <table:table-cell table:style-name="ce10" office:value-type="float" office:value="18">
            <text:p>18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19">
            <text:p>19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4"/>
          <table:table-cell table:style-name="ce10" office:value-type="float" office:value="19">
            <text:p>19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2">
            <text:p>12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19">
            <text:p>19</text:p>
          </table:table-cell>
          <table:table-cell table:style-name="ce42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0">
            <text:p>20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2" office:value-type="string">
            <text:p>ab</text:p>
          </table:table-cell>
          <table:table-cell table:style-name="ce13" office:value-type="string">
            <text:p>ab</text:p>
          </table:table-cell>
          <table:table-cell table:style-name="ce14"/>
          <table:table-cell table:style-name="ce10" office:value-type="float" office:value="20">
            <text:p>20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/>
          <table:table-cell table:style-name="ce10" office:value-type="float" office:value="20">
            <text:p>20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1">
            <text:p>21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12">
            <text:p>12</text:p>
          </table:table-cell>
          <table:table-cell table:style-name="ce14"/>
          <table:table-cell table:style-name="ce10" office:value-type="float" office:value="21">
            <text:p>2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21">
            <text:p>21</text:p>
          </table:table-cell>
          <table:table-cell table:style-name="ce43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21">
            <text:p>21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6">
            <text:p>46</text:p>
          </table:table-cell>
          <table:table-cell/>
          <table:table-cell table:style-name="ce10" office:value-type="float" office:value="21">
            <text:p>2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1">
            <text:p>21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1">
            <text:p>21</text:p>
          </table:table-cell>
          <table:table-cell table:style-name="ce42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2">
            <text:p>22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4"/>
          <table:table-cell table:style-name="ce10" office:value-type="float" office:value="22">
            <text:p>22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2">
            <text:p>2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22">
            <text:p>22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/>
          <table:table-cell table:style-name="ce10" office:value-type="float" office:value="22">
            <text:p>22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2">
            <text:p>22</text:p>
          </table:table-cell>
          <table:table-cell table:style-name="ce42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2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7">
            <text:p>7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3">
            <text:p>23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0" office:value-type="float" office:value="23">
            <text:p>23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/>
          <table:table-cell table:style-name="ce10" office:value-type="float" office:value="23">
            <text:p>23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23">
            <text:p>23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9">
            <text:p>9</text:p>
          </table:table-cell>
          <table:table-cell/>
          <table:table-cell table:style-name="ce10" office:value-type="float" office:value="23">
            <text:p>23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17">
            <text:p>17</text:p>
          </table:table-cell>
          <table:table-cell/>
          <table:table-cell table:style-name="ce10" office:value-type="float" office:value="23">
            <text:p>23</text:p>
          </table:table-cell>
          <table:table-cell table:style-name="ce42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2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4">
            <text:p>24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8">
            <text:p>8</text:p>
          </table:table-cell>
          <table:table-cell table:style-name="ce14"/>
          <table:table-cell table:style-name="ce10" office:value-type="float" office:value="24">
            <text:p>2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24">
            <text:p>24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24">
            <text:p>24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24">
            <text:p>2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24">
            <text:p>24</text:p>
          </table:table-cell>
          <table:table-cell table:style-name="ce42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2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5">
            <text:p>25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4"/>
          <table:table-cell table:style-name="ce10" office:value-type="float" office:value="25">
            <text:p>2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25">
            <text:p>25</text:p>
          </table:table-cell>
          <table:table-cell table:style-name="ce43" office:value-type="float" office:value="4">
            <text:p>4</text:p>
          </table:table-cell>
          <table:table-cell table:style-name="ce13" office:value-type="float" office:value="10">
            <text:p>10</text:p>
          </table:table-cell>
          <table:table-cell/>
          <table:table-cell table:style-name="ce10" office:value-type="float" office:value="25">
            <text:p>2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25">
            <text:p>25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25">
            <text:p>25</text:p>
          </table:table-cell>
          <table:table-cell table:style-name="ce42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2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6">
            <text:p>26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6">
            <text:p>6</text:p>
          </table:table-cell>
          <table:table-cell table:style-name="ce14"/>
          <table:table-cell table:style-name="ce10" office:value-type="float" office:value="26">
            <text:p>26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2">
            <text:p>12</text:p>
          </table:table-cell>
          <table:table-cell/>
          <table:table-cell table:style-name="ce10" office:value-type="float" office:value="26">
            <text:p>26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26">
            <text:p>26</text:p>
          </table:table-cell>
          <table:table-cell table:style-name="ce43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6">
            <text:p>26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26">
            <text:p>26</text:p>
          </table:table-cell>
          <table:table-cell table:style-name="ce42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2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7">
            <text:p>7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7">
            <text:p>27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style-name="ce10" office:value-type="float" office:value="27">
            <text:p>2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7">
            <text:p>27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7">
            <text:p>27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6">
            <text:p>46</text:p>
          </table:table-cell>
          <table:table-cell/>
          <table:table-cell table:style-name="ce10" office:value-type="float" office:value="27">
            <text:p>27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27">
            <text:p>27</text:p>
          </table:table-cell>
          <table:table-cell table:style-name="ce42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2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8">
            <text:p>28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 table:style-name="ce14"/>
          <table:table-cell table:style-name="ce10" office:value-type="float" office:value="28">
            <text:p>28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17">
            <text:p>17</text:p>
          </table:table-cell>
          <table:table-cell/>
          <table:table-cell table:style-name="ce10" office:value-type="float" office:value="28">
            <text:p>28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10">
            <text:p>10</text:p>
          </table:table-cell>
          <table:table-cell/>
          <table:table-cell table:style-name="ce10" office:value-type="float" office:value="28">
            <text:p>28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28">
            <text:p>28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8">
            <text:p>28</text:p>
          </table:table-cell>
          <table:table-cell table:style-name="ce42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2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2" office:value-type="float" office:value="9">
            <text:p>9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29">
            <text:p>29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0" office:value-type="float" office:value="29">
            <text:p>29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9">
            <text:p>29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29">
            <text:p>29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29">
            <text:p>2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29">
            <text:p>29</text:p>
          </table:table-cell>
          <table:table-cell table:style-name="ce42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2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0">
            <text:p>30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style-name="ce10" office:value-type="float" office:value="30">
            <text:p>30</text:p>
          </table:table-cell>
          <table:table-cell table:style-name="ce42" office:value-type="float" office:value="3">
            <text:p>3</text:p>
          </table:table-cell>
          <table:table-cell table:style-name="ce13" office:value-type="float" office:value="8">
            <text:p>8</text:p>
          </table:table-cell>
          <table:table-cell/>
          <table:table-cell table:style-name="ce10" office:value-type="float" office:value="30">
            <text:p>30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30">
            <text:p>30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6">
            <text:p>46</text:p>
          </table:table-cell>
          <table:table-cell/>
          <table:table-cell table:style-name="ce10" office:value-type="float" office:value="30">
            <text:p>30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/>
          <table:table-cell table:style-name="ce10" office:value-type="float" office:value="30">
            <text:p>30</text:p>
          </table:table-cell>
          <table:table-cell table:style-name="ce42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2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1">
            <text:p>31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style-name="ce10" office:value-type="float" office:value="31">
            <text:p>31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/>
          <table:table-cell table:style-name="ce10" office:value-type="float" office:value="31">
            <text:p>31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11">
            <text:p>11</text:p>
          </table:table-cell>
          <table:table-cell/>
          <table:table-cell table:style-name="ce10" office:value-type="float" office:value="31">
            <text:p>3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1">
            <text:p>1</text:p>
          </table:table-cell>
          <table:table-cell/>
          <table:table-cell table:style-name="ce10" office:value-type="float" office:value="31">
            <text:p>3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/>
          <table:table-cell table:style-name="ce10" office:value-type="float" office:value="31">
            <text:p>31</text:p>
          </table:table-cell>
          <table:table-cell table:style-name="ce42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2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2">
            <text:p>32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style-name="ce10" office:value-type="float" office:value="32">
            <text:p>32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10">
            <text:p>10</text:p>
          </table:table-cell>
          <table:table-cell/>
          <table:table-cell table:style-name="ce10" office:value-type="float" office:value="32">
            <text:p>32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32">
            <text:p>32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32">
            <text:p>32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32">
            <text:p>32</text:p>
          </table:table-cell>
          <table:table-cell table:style-name="ce42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2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3">
            <text:p>33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33">
            <text:p>33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28">
            <text:p>28</text:p>
          </table:table-cell>
          <table:table-cell/>
          <table:table-cell table:style-name="ce10" office:value-type="float" office:value="33">
            <text:p>33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33">
            <text:p>33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46">
            <text:p>46</text:p>
          </table:table-cell>
          <table:table-cell/>
          <table:table-cell table:style-name="ce10" office:value-type="float" office:value="33">
            <text:p>33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2">
            <text:p>2</text:p>
          </table:table-cell>
          <table:table-cell/>
          <table:table-cell table:style-name="ce10" office:value-type="float" office:value="33">
            <text:p>33</text:p>
          </table:table-cell>
          <table:table-cell table:style-name="ce42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2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2" office:value-type="string">
            <text:p>rm</text:p>
          </table:table-cell>
          <table:table-cell table:style-name="ce13" office:value-type="string">
            <text:p>rm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4">
            <text:p>34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2" office:value-type="float" office:value="6">
            <text:p>6</text:p>
          </table:table-cell>
          <table:table-cell table:style-name="ce13" office:value-type="float" office:value="6">
            <text:p>6</text:p>
          </table:table-cell>
          <table:table-cell table:style-name="ce14"/>
          <table:table-cell table:style-name="ce10" office:value-type="float" office:value="34">
            <text:p>34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0">
            <text:p>40</text:p>
          </table:table-cell>
          <table:table-cell/>
          <table:table-cell table:style-name="ce10" office:value-type="float" office:value="34">
            <text:p>34</text:p>
          </table:table-cell>
          <table:table-cell table:style-name="ce42" office:value-type="float" office:value="7">
            <text:p>7</text:p>
          </table:table-cell>
          <table:table-cell table:style-name="ce13" office:value-type="float" office:value="7">
            <text:p>7</text:p>
          </table:table-cell>
          <table:table-cell/>
          <table:table-cell table:style-name="ce10" office:value-type="float" office:value="34">
            <text:p>34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/>
          <table:table-cell table:style-name="ce10" office:value-type="float" office:value="34">
            <text:p>34</text:p>
          </table:table-cell>
          <table:table-cell table:style-name="ce42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2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2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2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5">
            <text:p>5</text:p>
          </table:table-cell>
          <table:table-cell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2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2" office:value-type="float" office:value="8">
            <text:p>8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4"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3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2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2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style-name="ce14"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2" office:value-type="string">
            <text:p>rm</text:p>
          </table:table-cell>
          <table:table-cell table:style-name="ce13" office:value-type="string">
            <text:p>rm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2" office:value-type="string">
            <text:p>tr</text:p>
          </table:table-cell>
          <table:table-cell table:style-name="ce13" office:value-type="string">
            <text:p>tr</text:p>
          </table:table-cell>
          <table:table-cell table:style-name="ce14"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2" office:value-type="float" office:value="4">
            <text:p>4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 office:value-type="string">
            <text:p>tr</text:p>
          </table:table-cell>
          <table:table-cell table:style-name="ce13" office:value-type="string">
            <text:p>tr</text:p>
          </table:table-cell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3">
            <text:p>3</text:p>
          </table:table-cell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 office:value-type="float" office:value="8">
            <text:p>8</text:p>
          </table:table-cell>
          <table:table-cell table:style-name="ce13" office:value-type="float" office:value="6">
            <text:p>6</text:p>
          </table:table-cell>
          <table:table-cell table:number-columns-repeated="988"/>
        </table:table-row>
        <table:table-row table:style-name="ro1"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45">
            <text:p>45</text:p>
          </table:table-cell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 office:value-type="float" office:value="7">
            <text:p>7</text:p>
          </table:table-cell>
          <table:table-cell table:style-name="ce13" office:value-type="float" office:value="3">
            <text:p>3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 office:value-type="float" office:value="7">
            <text:p>7</text:p>
          </table:table-cell>
          <table:table-cell table:style-name="ce13" office:value-type="float" office:value="0">
            <text:p>0</text:p>
          </table:table-cell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 office:value-type="float" office:value="6">
            <text:p>6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1">
            <text:p>1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 office:value-type="float" office:value="0">
            <text:p>0</text:p>
          </table:table-cell>
          <table:table-cell table:style-name="ce13" office:value-type="float" office:value="28">
            <text:p>28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2">
            <text:p>2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 office:value-type="float" office:value="1">
            <text:p>1</text:p>
          </table:table-cell>
          <table:table-cell table:style-name="ce13" office:value-type="float" office:value="1">
            <text:p>1</text:p>
          </table:table-cell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 office:value-type="float" office:value="4">
            <text:p>4</text:p>
          </table:table-cell>
          <table:table-cell table:style-name="ce13" office:value-type="float" office:value="0">
            <text:p>0</text:p>
          </table:table-cell>
          <table:table-cell table:number-columns-repeated="988"/>
        </table:table-row>
        <table:table-row table:style-name="ro1"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 table:number-columns-repeated="988"/>
        </table:table-row>
        <table:table-row table:style-name="ro1"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office:value-type="float" office:value="46" table:number-columns-spanned="2" table:number-rows-spanned="1">
            <text:p>46</text:p>
          </table:table-cell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45" table:number-columns-spanned="2" table:number-rows-spanned="1">
            <text:p>45</text:p>
          </table:table-cell>
          <table:covered-table-cell/>
          <table:table-cell/>
          <table:table-cell table:style-name="ce16" office:value-type="string">
            <text:p>A.P.</text:p>
          </table:table-cell>
          <table:table-cell table:style-name="ce20" office:value-type="float" office:value="28" table:number-columns-spanned="2" table:number-rows-spanned="1">
            <text:p>28</text:p>
          </table:table-cell>
          <table:covered-table-cell/>
          <table:table-cell table:number-columns-repeated="988"/>
        </table:table-row>
        <table:table-row table:style-name="ro1"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office:value-type="float" office:value="46" table:number-columns-spanned="2" table:number-rows-spanned="1">
            <text:p>46</text:p>
          </table:table-cell>
          <table:covered-table-cell/>
          <table:table-cell table:style-name="ce14"/>
          <table:table-cell office:value-type="string">
            <text:p>A.D.</text:p>
          </table:table-cell>
          <table:table-cell table:style-name="ce21" office:value-type="float" office:value="45" table:number-columns-spanned="2" table:number-rows-spanned="1">
            <text:p>45</text:p>
          </table:table-cell>
          <table:covered-table-cell/>
          <table:table-cell/>
          <table:table-cell office:value-type="string">
            <text:p>A.D.</text:p>
          </table:table-cell>
          <table:table-cell table:style-name="ce21" office:value-type="float" office:value="45" table:number-columns-spanned="2" table:number-rows-spanned="1">
            <text:p>45</text:p>
          </table:table-cell>
          <table:covered-table-cell/>
          <table:table-cell/>
          <table:table-cell office:value-type="string">
            <text:p>A.D.</text:p>
          </table:table-cell>
          <table:table-cell table:style-name="ce21" office:value-type="float" office:value="45" table:number-columns-spanned="2" table:number-rows-spanned="1">
            <text:p>45</text:p>
          </table:table-cell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office:value-type="float" office:value="45" table:number-columns-spanned="2" table:number-rows-spanned="1">
            <text:p>45</text:p>
          </table:table-cell>
          <table:covered-table-cell/>
          <table:table-cell/>
          <table:table-cell office:value-type="string">
            <text:p>A.D.</text:p>
          </table:table-cell>
          <table:table-cell table:style-name="ce21" office:value-type="float" office:value="45" table:number-columns-spanned="2" table:number-rows-spanned="1">
            <text:p>45</text:p>
          </table:table-cell>
          <table:covered-table-cell/>
          <table:table-cell/>
          <table:table-cell office:value-type="string">
            <text:p>A.D.</text:p>
          </table:table-cell>
          <table:table-cell table:style-name="ce21" office:value-type="float" office:value="28" table:number-columns-spanned="2" table:number-rows-spanned="1">
            <text:p>28</text:p>
          </table:table-cell>
          <table:covered-table-cell/>
          <table:table-cell table:number-columns-repeated="988"/>
        </table:table-row>
        <table:table-row table:style-name="ro1">
          <table:table-cell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 table:style-name="ce18"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 table:style-name="ce18"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/>
          <table:table-cell table:style-name="ce21" office:value-type="string" table:number-columns-spanned="3" table:number-rows-spanned="3">
            <text:p>Claiton</text:p>
          </table:table-cell>
          <table:covered-table-cell table:number-columns-repeated="2"/>
          <table:table-cell table:number-columns-repeated="988"/>
        </table:table-row>
        <table:table-row table:style-name="ro1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8"/>
        </table:table-row>
        <table:table-row table:style-name="ro1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88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º_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995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98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number-columns-repeated="996"/>
        </table:table-row>
        <table:table-row table:style-name="ro2"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400-BIOLOGI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B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C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D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1º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 table:number-columns-repeated="996"/>
        </table:table-row>
        <table:table-row table:style-name="ro2"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96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2">
            <text:p>1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5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5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4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4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4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6">
            <text:p>16</text:p>
          </table:table-cell>
          <table:table-cell table:style-name="ce45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5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5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4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4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5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5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5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5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5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5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4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º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995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98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1º</text:p>
          </table:table-cell>
          <table:covered-table-cell/>
          <table:table-cell table:number-columns-repeated="996"/>
        </table:table-row>
        <table:table-row table:style-name="ro2"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400-BIOLOGI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B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C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D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1º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 table:number-columns-repeated="996"/>
        </table:table-row>
        <table:table-row table:style-name="ro2"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96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2">
            <text:p>1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7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7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6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6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6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6">
            <text:p>16</text:p>
          </table:table-cell>
          <table:table-cell table:style-name="ce47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7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7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6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6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7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7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7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7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7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6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º_bim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4" table:default-cell-style-name="ce1"/>
        <table:table-column table:style-name="co2" table:number-columns-repeated="3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3" table:default-cell-style-name="ce1"/>
        <table:table-column table:style-name="co7" table:default-cell-style-name="ce1"/>
        <table:table-column table:style-name="co8" table:number-columns-repeated="995" table:default-cell-style-name="ce1"/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998"/>
        </table:table-row>
        <table:table-row table:style-name="ro2">
          <table:table-cell table:style-name="ce3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 table:style-name="ce6"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/>
          <table:table-cell table:style-name="ce4" office:value-type="string">
            <text:p>Bimestre</text:p>
          </table:table-cell>
          <table:table-cell table:style-name="ce19" office:value-type="string" table:number-columns-spanned="2" table:number-rows-spanned="1">
            <text:p>4º</text:p>
          </table:table-cell>
          <table:covered-table-cell/>
          <table:table-cell table:number-columns-repeated="996"/>
        </table:table-row>
        <table:table-row table:style-name="ro2"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 table:style-name="ce6"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500-CIENCIAS</text:p>
          </table:table-cell>
          <table:covered-table-cell/>
          <table:table-cell/>
          <table:table-cell table:style-name="ce4" office:value-type="string">
            <text:p>Disciplina</text:p>
          </table:table-cell>
          <table:table-cell table:style-name="ce19" office:value-type="string" table:number-columns-spanned="2" table:number-rows-spanned="1">
            <text:p>2400-BIOLOGI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6ªB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A</text:p>
          </table:table-cell>
          <table:covered-table-cell/>
          <table:table-cell table:style-name="ce6"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B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C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7ªD</text:p>
          </table:table-cell>
          <table:covered-table-cell/>
          <table:table-cell/>
          <table:table-cell table:style-name="ce4" office:value-type="string">
            <text:p>Série</text:p>
          </table:table-cell>
          <table:table-cell table:style-name="ce19" office:value-type="string" table:number-columns-spanned="2" table:number-rows-spanned="1">
            <text:p>1ºA</text:p>
          </table:table-cell>
          <table:covered-table-cell/>
          <table:table-cell table:number-columns-repeated="996"/>
        </table:table-row>
        <table:table-row table:style-name="ro2">
          <table:table-cell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 table:style-name="ce6"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/>
          <table:table-cell table:style-name="ce7"/>
          <table:table-cell table:style-name="ce8" table:number-columns-repeated="2"/>
          <table:table-cell table:number-columns-repeated="996"/>
        </table:table-row>
        <table:table-row table:style-name="ro2"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/>
          <table:table-cell table:style-name="ce5" office:value-type="string">
            <text:p>nº</text:p>
          </table:table-cell>
          <table:table-cell table:style-name="ce9" office:value-type="string">
            <text:p>Nota</text:p>
          </table:table-cell>
          <table:table-cell table:style-name="ce10" office:value-type="string">
            <text:p>Faltas</text:p>
          </table:table-cell>
          <table:table-cell table:number-columns-repeated="996"/>
        </table:table-row>
        <table:table-row table:style-name="ro2">
          <table:table-cell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/>
          <table:table-cell table:style-name="ce10" office:value-type="float" office:value="1">
            <text:p>1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/>
          <table:table-cell table:style-name="ce10" office:value-type="float" office:value="2">
            <text:p>2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/>
          <table:table-cell table:style-name="ce10" office:value-type="float" office:value="3">
            <text:p>3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/>
          <table:table-cell table:style-name="ce10" office:value-type="float" office:value="4">
            <text:p>4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/>
          <table:table-cell table:style-name="ce10" office:value-type="float" office:value="5">
            <text:p>5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/>
          <table:table-cell table:style-name="ce10" office:value-type="float" office:value="6">
            <text:p>6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/>
          <table:table-cell table:style-name="ce10" office:value-type="float" office:value="7">
            <text:p>7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/>
          <table:table-cell table:style-name="ce10" office:value-type="float" office:value="8">
            <text:p>8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/>
          <table:table-cell table:style-name="ce10" office:value-type="float" office:value="9">
            <text:p>9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/>
          <table:table-cell table:style-name="ce10" office:value-type="float" office:value="10">
            <text:p>10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/>
          <table:table-cell table:style-name="ce10" office:value-type="float" office:value="11">
            <text:p>11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2">
            <text:p>1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9"/>
          <table:table-cell table:style-name="ce13"/>
          <table:table-cell table:style-name="ce14"/>
          <table:table-cell table:style-name="ce10" office:value-type="float" office:value="12">
            <text:p>12</text:p>
          </table:table-cell>
          <table:table-cell table:style-name="ce49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8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8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8"/>
          <table:table-cell table:style-name="ce13"/>
          <table:table-cell/>
          <table:table-cell table:style-name="ce10" office:value-type="float" office:value="12">
            <text:p>12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/>
          <table:table-cell table:style-name="ce10" office:value-type="float" office:value="13">
            <text:p>13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/>
          <table:table-cell table:style-name="ce10" office:value-type="float" office:value="14">
            <text:p>14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/>
          <table:table-cell table:style-name="ce10" office:value-type="float" office:value="15">
            <text:p>15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6">
            <text:p>16</text:p>
          </table:table-cell>
          <table:table-cell table:style-name="ce49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9"/>
          <table:table-cell table:style-name="ce13"/>
          <table:table-cell table:style-name="ce14"/>
          <table:table-cell table:style-name="ce10" office:value-type="float" office:value="16">
            <text:p>16</text:p>
          </table:table-cell>
          <table:table-cell table:style-name="ce49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8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8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9"/>
          <table:table-cell table:style-name="ce13"/>
          <table:table-cell/>
          <table:table-cell table:style-name="ce10" office:value-type="float" office:value="16">
            <text:p>16</text:p>
          </table:table-cell>
          <table:table-cell table:style-name="ce49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/>
          <table:table-cell table:style-name="ce10" office:value-type="float" office:value="17">
            <text:p>17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/>
          <table:table-cell table:style-name="ce10" office:value-type="float" office:value="18">
            <text:p>18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/>
          <table:table-cell table:style-name="ce10" office:value-type="float" office:value="19">
            <text:p>19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/>
          <table:table-cell table:style-name="ce10" office:value-type="float" office:value="20">
            <text:p>20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9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/>
          <table:table-cell table:style-name="ce10" office:value-type="float" office:value="21">
            <text:p>21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/>
          <table:table-cell table:style-name="ce10" office:value-type="float" office:value="22">
            <text:p>22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/>
          <table:table-cell table:style-name="ce10" office:value-type="float" office:value="23">
            <text:p>23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/>
          <table:table-cell table:style-name="ce10" office:value-type="float" office:value="24">
            <text:p>24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9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/>
          <table:table-cell table:style-name="ce10" office:value-type="float" office:value="25">
            <text:p>25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9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/>
          <table:table-cell table:style-name="ce10" office:value-type="float" office:value="26">
            <text:p>26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/>
          <table:table-cell table:style-name="ce10" office:value-type="float" office:value="27">
            <text:p>27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/>
          <table:table-cell table:style-name="ce10" office:value-type="float" office:value="28">
            <text:p>28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/>
          <table:table-cell table:style-name="ce10" office:value-type="float" office:value="29">
            <text:p>29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/>
          <table:table-cell table:style-name="ce10" office:value-type="float" office:value="30">
            <text:p>30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/>
          <table:table-cell table:style-name="ce10" office:value-type="float" office:value="31">
            <text:p>31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/>
          <table:table-cell table:style-name="ce10" office:value-type="float" office:value="32">
            <text:p>32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/>
          <table:table-cell table:style-name="ce10" office:value-type="float" office:value="33">
            <text:p>33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/>
          <table:table-cell table:style-name="ce10" office:value-type="float" office:value="34">
            <text:p>34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/>
          <table:table-cell table:style-name="ce10" office:value-type="float" office:value="35">
            <text:p>35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9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/>
          <table:table-cell table:style-name="ce10" office:value-type="float" office:value="36">
            <text:p>36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/>
          <table:table-cell table:style-name="ce10" office:value-type="float" office:value="37">
            <text:p>37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/>
          <table:table-cell table:style-name="ce10" office:value-type="float" office:value="38">
            <text:p>38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 table:style-name="ce14"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/>
          <table:table-cell table:style-name="ce10" office:value-type="float" office:value="39">
            <text:p>39</text:p>
          </table:table-cell>
          <table:table-cell table:style-name="ce48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/>
          <table:table-cell table:style-name="ce10" office:value-type="float" office:value="40">
            <text:p>40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/>
          <table:table-cell table:style-name="ce10" office:value-type="float" office:value="41">
            <text:p>41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/>
          <table:table-cell table:style-name="ce10" office:value-type="float" office:value="42">
            <text:p>42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/>
          <table:table-cell table:style-name="ce10" office:value-type="float" office:value="43">
            <text:p>43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style-name="ce14"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/>
          <table:table-cell table:style-name="ce10" office:value-type="float" office:value="44">
            <text:p>44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/>
          <table:table-cell table:style-name="ce16" office:value-type="float" office:value="45">
            <text:p>45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/>
          <table:table-cell table:style-name="ce16" office:value-type="float" office:value="46">
            <text:p>46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/>
          <table:table-cell table:style-name="ce16" office:value-type="float" office:value="47">
            <text:p>47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/>
          <table:table-cell table:style-name="ce16" office:value-type="float" office:value="48">
            <text:p>48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style-name="ce14"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/>
          <table:table-cell table:style-name="ce16" office:value-type="float" office:value="49">
            <text:p>49</text:p>
          </table:table-cell>
          <table:table-cell table:style-name="ce12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/>
          <table:table-cell table:style-name="ce16" office:value-type="float" office:value="50">
            <text:p>50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/>
          <table:table-cell table:style-name="ce16" office:value-type="float" office:value="51">
            <text:p>51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/>
          <table:table-cell table:style-name="ce16" office:value-type="float" office:value="52">
            <text:p>52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/>
          <table:table-cell table:style-name="ce16" office:value-type="float" office:value="53">
            <text:p>53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style-name="ce14"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/>
          <table:table-cell table:style-name="ce16" office:value-type="float" office:value="54">
            <text:p>54</text:p>
          </table:table-cell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 table:style-name="ce14"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/>
          <table:table-cell table:style-name="ce16"/>
          <table:table-cell table:style-name="ce17"/>
          <table:table-cell table:style-name="ce13"/>
          <table:table-cell table:number-columns-repeated="996"/>
        </table:table-row>
        <table:table-row table:style-name="ro2"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style-name="ce14"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/>
          <table:table-cell table:style-name="ce16" office:value-type="string">
            <text:p>A.P.</text:p>
          </table:table-cell>
          <table:table-cell table:style-name="ce20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style-name="ce14"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/>
          <table:table-cell office:value-type="string">
            <text:p>A.D.</text:p>
          </table:table-cell>
          <table:table-cell table:style-name="ce21" table:number-columns-spanned="2" table:number-rows-spanned="1"/>
          <table:covered-table-cell/>
          <table:table-cell table:number-columns-repeated="996"/>
        </table:table-row>
        <table:table-row table:style-name="ro2">
          <table:table-cell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 table:style-name="ce18"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/>
          <table:table-cell table:style-name="ce21" table:number-columns-spanned="3" table:number-rows-spanned="3"/>
          <table:covered-table-cell table:number-columns-repeated="2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>
          <table:table-cell/>
          <table:covered-table-cell table:number-columns-repeated="3"/>
          <table:table-cell table:style-name="ce18"/>
          <table:covered-table-cell table:number-columns-repeated="3"/>
          <table:table-cell table:style-name="ce18"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 table:number-columns-repeated="99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Liberation Sans" svg:font-family="'Liberation Sans'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f1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3">23/04/2012</text:date>, <text:time>19:58:0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/3.3$Win32 LibreOffice_project/330m19$Build-202</meta:generator>
    <meta:initial-creator>Leonardo Leite</meta:initial-creator>
    <dc:creator>Roseli</dc:creator>
    <meta:creation-date>2011-09-14T23:36:17Z</meta:creation-date>
    <dc:date>2012-04-23T20:06:02Z</dc:date>
    <meta:editing-cycles>33</meta:editing-cycles>
    <meta:editing-duration>PT9202S</meta:editing-duration>
    <meta:document-statistic meta:table-count="4" meta:cell-count="2522" meta:object-count="0"/>
  </office:meta>
</office:document-meta>
</file>